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5527000040366673EFF0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612cm" style:rel-column-width="10070*"/>
    </style:style>
    <style:style style:name="Table1.B" style:family="table-column">
      <style:table-column-properties style:column-width="3.009cm" style:rel-column-width="11600*"/>
    </style:style>
    <style:style style:name="Table1.C" style:family="table-column">
      <style:table-column-properties style:column-width="2.877cm" style:rel-column-width="11090*"/>
    </style:style>
    <style:style style:name="Table1.D" style:family="table-column">
      <style:table-column-properties style:column-width="8.502cm" style:rel-column-width="32775*"/>
    </style:style>
    <style:style style:name="Table1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D1" style:family="table-cell">
      <style:table-cell-properties fo:background-color="#e6e6e6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Header">
      <style:paragraph-properties fo:text-align="start" style:justify-single-word="false"/>
    </style:style>
    <style:style style:name="P3" style:family="paragraph" style:parent-style-name="Header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Standard">
      <style:text-properties fo:font-size="26pt" style:font-size-asian="26pt" style:font-size-complex="26pt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8" style:family="paragraph" style:parent-style-name="Text_20_body">
      <style:paragraph-properties fo:text-align="center" style:justify-single-word="false"/>
      <style:text-properties fo:font-size="26pt" style:font-size-asian="26pt" style:font-size-complex="26pt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line-height="150%" fo:text-align="center" style:justify-single-word="false"/>
    </style:style>
    <style:style style:name="P11" style:family="paragraph" style:parent-style-name="Text_20_body">
      <style:paragraph-properties fo:line-height="150%"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line-height="150%" fo:text-align="center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13" style:family="paragraph" style:parent-style-name="Text_20_body">
      <style:paragraph-properties fo:text-align="center" style:justify-single-word="false"/>
      <style:text-properties fo:font-size="18pt" style:font-size-asian="18pt" style:font-size-complex="18pt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1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5" style:family="paragraph" style:parent-style-name="Standard" style:master-page-name="First_20_Page">
      <style:paragraph-properties style:page-number="auto"/>
    </style:style>
    <style:style style:name="P16" style:family="paragraph" style:parent-style-name="Text_20_body">
      <style:paragraph-properties fo:line-height="150%" fo:text-align="center" style:justify-single-word="false"/>
      <style:text-properties fo:font-size="14pt" fo:font-weight="bold" style:font-size-asian="12.25pt" style:font-weight-asian="bold" style:font-size-complex="14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18" style:family="paragraph" style:parent-style-name="Heading_20_6" style:list-style-name="Numbering_20_1"/>
    <style:style style:name="P19" style:family="paragraph" style:parent-style-name="Heading_20_5" style:list-style-name="Numbering_20_1"/>
    <style:style style:name="P20" style:family="paragraph" style:parent-style-name="Heading_20_5" style:list-style-name="Numbering_20_1"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Contents_20_5">
      <style:paragraph-properties>
        <style:tab-stops>
          <style:tab-stop style:position="15.004cm" style:type="right" style:leader-style="dotted" style:leader-text="."/>
        </style:tab-stops>
      </style:paragraph-properties>
    </style:style>
    <style:style style:name="P22" style:family="paragraph" style:parent-style-name="Contents_20_6">
      <style:paragraph-properties>
        <style:tab-stops>
          <style:tab-stop style:position="14.504cm" style:type="right" style:leader-style="dotted" style:leader-text="."/>
        </style:tab-stops>
      </style:paragraph-properties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size="14pt" style:font-size-asian="14pt" style:font-size-complex="26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fo:text-indent="-0.635cm" fo:margin-left="-3.17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fo:text-indent="-0.63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Standard"/>
      <text:p text:style-name="Standard"/>
      <text:p text:style-name="Standard"/>
      <text:p text:style-name="Standard"/>
      <text:p text:style-name="Standard"><draw:frame draw:style-name="fr1" draw:name="gráficos1" text:anchor-type="paragraph" svg:x="4.411cm" svg:y="0.649cm" svg:width="7.807cm" svg:height="5.823cm" draw:z-index="0"><draw:image xlink:href="Pictures/2000000700005527000040366673EFF0.svm" xlink:type="simple" xlink:show="embed" xlink:actuate="onLoad"/></draw:frame></text:p>
      <text:p text:style-name="Standard"/>
      <text:p text:style-name="P5"/>
      <text:p text:style-name="Title"><text:bookmark text:name="__RefHeading__2265_1733186109"/>INGENIERÍA DEL SOFTWARE III<text:bookmark-end text:name="__RefHeading__2265_1733186109"/></text:p>
      <text:p text:style-name="P8"/>
      <text:p text:style-name="P13">Iteración 1 <text:s/>Análisis y Diseño</text:p>
      <text:p text:style-name="P8"/>
      <text:p text:style-name="P9"><text:span text:style-name="T9"><text:tab/><text:tab/><text:tab/><text:tab/></text:span><text:span text:style-name="T6"><text:tab/></text:span></text:p>
      <text:p text:style-name="P7"/>
      <text:p text:style-name="P9"><text:span text:style-name="T6"><text:tab/><text:tab/><text:tab/><text:tab/><text:tab/></text:span><text:span text:style-name="T7">Profesor de prácticas asignado: </text:span><text:span text:style-name="T8">Miguel Lastra Leidinger</text:span></text:p>
      <text:p text:style-name="P7"><text:tab/><text:tab/><text:tab/><text:tab/><text:tab/><text:span text:style-name="T11">Grupo de prácticas:</text:span> Grupo M 1.2, Miércoles 12-14h</text:p>
      <text:p text:style-name="P7"><text:tab/><text:tab/><text:tab/><text:tab/><text:tab/><text:span text:style-name="T11">Firman este documento: </text:span></text:p>
      <text:p text:style-name="P7"><text:tab/><text:tab/><text:tab/><text:tab/><text:tab/><text:tab/>Alumno 1 DNI (Encargado)</text:p>
      <text:p text:style-name="P7"><text:tab/><text:tab/><text:tab/><text:tab/><text:tab/><text:tab/> Alumno 2 DNI</text:p>
      <text:p text:style-name="P7"><text:tab/><text:tab/><text:tab/><text:tab/><text:tab/><text:tab/> Alumno 3 DNI</text:p>
      <text:p text:style-name="P7"><text:tab/><text:tab/><text:tab/><text:tab/><text:tab/><text:tab/> Alumno 4 DNI</text:p>
      <text:p text:style-name="P7"/>
      <text:p text:style-name="P7"/>
      <text:p text:style-name="P7"/>
      <text:p text:style-name="P7"/>
      <text:p text:style-name="P9"/>
      <text:p text:style-name="P6"/>
      <text:table-of-content text:style-name="Sect1" text:name="Índice de contenido1">
        <text:table-of-content-source text:outline-level="10">
          <text:index-title-template text:style-name="Contents_20_Heading">Índice de contenid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<text:soft-page-break/>Índice de contenido</text:p>
          </text:index-title>
          <text:p text:style-name="P21">1.Declaración del Alcance<text:tab/>3</text:p>
          <text:p text:style-name="P21">2.Determinación de Recursos<text:tab/>3</text:p>
          <text:p text:style-name="P21">3.Tareas desarrolladas<text:tab/>3</text:p>
          <text:p text:style-name="P22">1.Diagrama de clases<text:tab/>3</text:p>
          <text:p text:style-name="P22">2.Diccionario de clases<text:tab/>3</text:p>
          <text:p text:style-name="P22">3.Contratos del sistema<text:tab/>3</text:p>
          <text:p text:style-name="P22">4.Diagramas de secuencia<text:tab/>3</text:p>
        </text:index-body>
      </text:table-of-content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>X<text:bookmark-start text:name="Primera Iteración"/> Iteración<text:bookmark-end text:name="Primera Iteración"/>. Fase Análisis y Diseño</text:p>
      <text:p text:style-name="P10"><text:bookmark-start text:name="Documento de Diseño"/><text:soft-page-break/><text:span text:style-name="T10">Documento de </text:span><text:bookmark-end text:name="Documento de Diseño"/><text:span text:style-name="T10">Análisis (DA)</text:span></text:p>
      <text:list xml:id="list2073120678" text:style-name="Numbering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19" text:outline-level="5"><text:bookmark text:name="__RefNumPara__2269_1733186109"/><text:bookmark text:name="__RefHeading__1306_234881681"/>Declaración del Alcance<text:bookmark-end text:name="__RefNumPara__2269_1733186109"/><text:bookmark-end text:name="__RefHeading__1306_234881681"/></text:h>
                        </text:list-item>
                        <text:list-item>
                          <text:h text:style-name="P20" text:outline-level="5"><text:bookmark-start text:name="__DdeLink__937_1011059996"/><text:bookmark text:name="__RefNumPara__2271_1733186109"/><text:bookmark text:name="__RefHeading__1308_234881681"/><text:span text:style-name="T13">Determinación de Recursos</text:span><text:bookmark-end text:name="__DdeLink__937_1011059996"/><text:bookmark-end text:name="__RefNumPara__2271_1733186109"/><text:bookmark-end text:name="__RefHeading__1308_234881681"/></text:h>
                        </text:list-item>
                        <text:list-item>
                          <text:h text:style-name="P19" text:outline-level="5"><text:bookmark text:name="__RefNumPara__2273_1733186109"/><text:bookmark text:name="__RefHeading__1310_234881681"/>Tareas desarrolladas<text:bookmark-end text:name="__RefNumPara__2273_1733186109"/><text:bookmark-end text:name="__RefHeading__1310_234881681"/></text:h>
                          <text:list>
                            <text:list-item>
                              <text:h text:style-name="P18" text:outline-level="6"><text:bookmark-start text:name="Arquitectura del sistema"/><text:bookmark text:name="__RefHeading__1312_234881681"/>D<text:bookmark-end text:name="Arquitectura del sistema"/>iagrama de clases<text:bookmark-end text:name="__RefHeading__1312_234881681"/></text:h>
                            </text:list-item>
                            <text:list-item>
                              <text:h text:style-name="P18" text:outline-level="6"><text:bookmark-start text:name="Diagrama componentes"/><text:bookmark text:name="__RefHeading__1320_234881681"/>D<text:bookmark-end text:name="Diagrama componentes"/>iccionario de clases<text:bookmark-end text:name="__RefHeading__1320_234881681"/>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4">Clase</text:p>
          </table:table-cell>
          <table:table-cell table:style-name="Table1.A1" office:value-type="string">
            <text:p text:style-name="P14">Atributos</text:p>
          </table:table-cell>
          <table:table-cell table:style-name="Table1.A1" office:value-type="string">
            <text:p text:style-name="P14">Relaciones</text:p>
          </table:table-cell>
          <table:table-cell table:style-name="Table1.D1" office:value-type="string">
            <text:p text:style-name="P14">Métodos</text:p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D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D2" office:value-type="string">
            <text:p text:style-name="P17"/>
          </table:table-cell>
        </table:table-row>
        <table:table-row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A2" office:value-type="string">
            <text:p text:style-name="P17"/>
          </table:table-cell>
          <table:table-cell table:style-name="Table1.D2" office:value-type="string">
            <text:p text:style-name="P17"/>
          </table:table-cell>
        </table:table-row>
      </table:table>
      <text:list xml:id="list1495167253" text:continue-numbering="true" text:style-name="Numbering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h text:style-name="P18" text:outline-level="6"><text:bookmark-start text:name="Diagrama despliegue"/><text:bookmark text:name="__RefHeading__1314_234881681"/>C<text:bookmark-end text:name="Diagrama despliegue"/>ontratos del sistema<text:bookmark-end text:name="__RefHeading__1314_234881681"/></text:h>
                            </text:list-item>
                            <text:list-item>
                              <text:h text:style-name="P18" text:outline-level="6">Diagramas de secuencia</text:h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bookmark-start text:name="Especificación detallada subsistemas"/><text:bookmark-end text:name="Especificación detallada subsistemas"/><text:bookmark-start text:name="Especificación detalladas clases de diseño"/><text:bookmark-end text:name="Especificación detalladas clases de diseño"/><text:bookmark-start text:name="Identificación nuevas clases de diseño"/><text:bookmark-end text:name="Identificación nuevas clases de diseño"/><text:bookmark-start text:name="Diagrama clases diseño"/><text:bookmark-end text:name="Diagrama clases diseño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Courier New" svg:font-family="'Courier New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size="12pt" fo:letter-spacing="0.026cm" fo:font-style="italic" style:font-name-asian="Times New Roman" style:font-size-asian="12pt" style:font-style-asian="italic" style:font-name-complex="Times New Roman" style:font-size-complex="12pt" style:font-style-complex="italic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fo:text-indent="-0.635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fo:text-indent="-0.635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fo:text-indent="-0.635cm" style:auto-text-indent="false"/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Fuente_20_de_20_párrafo_20_predeter." style:display-name="Fuente de párrafo predeter." style:family="text"/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MP2" style:family="paragraph" style:parent-style-name="Header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font-style="italic" fo:font-weight="bold" style:font-style-asian="italic" style:font-weight-asian="bold" style:font-style-complex="italic" style:font-weight-complex="bold"/>
    </style:style>
    <style:style style:name="M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MT5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MT6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Fecha</text:p>
        <text:p text:style-name="MP2"><text:span text:style-name="MT1">Nombre Documento:</text:span><text:span text:style-name="MT2"> Documento de Análisis</text:span></text:p>
        <text:p text:style-name="MP3">Fase de Iteración: <text:span text:style-name="MT2">Análisis</text:span> <text:s text:c="5"/><text:tab/>Nº Iteración: <text:span text:style-name="MT3">X</text:span><text:span text:style-name="MT2"> Iteración</text:span></text:p>
        <text:p text:style-name="MP2"><text:span text:style-name="MT4">Número Grupo: </text:span><text:span text:style-name="MT5">M 1.2 <text:s text:c="17"/></text:span><text:span text:style-name="MT6">Version:</text:span><text:span text:style-name="MT5"> 1.0</text:span></text:p>
      </style:header>
      <style:footer>
        <text:p text:style-name="MP4"><text:page-number text:select-page="current">3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an </meta:initial-creator>
    <meta:creation-date>2011-03-11T18:05:44</meta:creation-date>
    <dc:date>2011-04-05T11:02:32</dc:date>
    <dc:creator>Juan </dc:creator>
    <meta:editing-duration>PT17H10M49S</meta:editing-duration>
    <meta:editing-cycles>120</meta:editing-cycles>
    <meta:generator>OpenOffice.org/3.2$Linux OpenOffice.org_project/320m12$Build-9483</meta:generator>
    <meta:document-statistic meta:table-count="1" meta:image-count="1" meta:object-count="0" meta:page-count="3" meta:paragraph-count="36" meta:word-count="132" meta:character-count="898"/>
  </office:meta>
</office:document-meta>
</file>